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WindowImpl.PortletWindowImpl( CopletInstance coplet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WindowImpl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WindowImpl.setPortletEntity( PortletEntity portlet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WindowImpl.getCopletInstanc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WindowImpl.ge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WindowImpl.getPortlet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